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53" calcext:value-type="float">
            <text:p>253</text:p>
          </table:table-cell>
          <table:table-cell office:value-type="float" office:value="57" calcext:value-type="float">
            <text:p>57</text:p>
          </table:table-cell>
          <table:table-cell office:value-type="float" office:value="0.0552380952381" calcext:value-type="float">
            <text:p>0.0552380952</text:p>
          </table:table-cell>
          <table:table-cell office:value-type="float" office:value="0.217391304348" calcext:value-type="float">
            <text:p>0.2173913043</text:p>
          </table:table-cell>
          <table:table-cell office:value-type="float" office:value="0.228070175439" calcext:value-type="float">
            <text:p>0.2280701754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88" calcext:value-type="float">
            <text:p>288</text:p>
          </table:table-cell>
          <table:table-cell office:value-type="float" office:value="26" calcext:value-type="float">
            <text:p>26</text:p>
          </table:table-cell>
          <table:table-cell office:value-type="float" office:value="0.0600750938673" calcext:value-type="float">
            <text:p>0.0600750939</text:p>
          </table:table-cell>
          <table:table-cell office:value-type="float" office:value="0.243055555556" calcext:value-type="float">
            <text:p>0.2430555556</text:p>
          </table:table-cell>
          <table:table-cell office:value-type="float" office:value="0.230769230769" calcext:value-type="float">
            <text:p>0.2307692308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567465321564" calcext:value-type="float">
            <text:p>0.0567465322</text:p>
          </table:table-cell>
          <table:table-cell office:value-type="float" office:value="1" calcext:value-type="float">
            <text:p>1</text:p>
          </table:table-cell>
          <table:table-cell office:value-type="float" office:value="0.176470588235" calcext:value-type="float">
            <text:p>0.176470588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73" calcext:value-type="float">
            <text:p>273</text:p>
          </table:table-cell>
          <table:table-cell office:value-type="float" office:value="48" calcext:value-type="float">
            <text:p>48</text:p>
          </table:table-cell>
          <table:table-cell office:value-type="float" office:value="0.0609037328094" calcext:value-type="float">
            <text:p>0.0609037328</text:p>
          </table:table-cell>
          <table:table-cell office:value-type="float" office:value="0.252747252747" calcext:value-type="float">
            <text:p>0.2527472527</text:p>
          </table:table-cell>
          <table:table-cell office:value-type="float" office:value="0.291666666667" calcext:value-type="float">
            <text:p>0.291666666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81" calcext:value-type="float">
            <text:p>281</text:p>
          </table:table-cell>
          <table:table-cell office:value-type="float" office:value="44" calcext:value-type="float">
            <text:p>44</text:p>
          </table:table-cell>
          <table:table-cell office:value-type="float" office:value="0.0574886535552" calcext:value-type="float">
            <text:p>0.0574886536</text:p>
          </table:table-cell>
          <table:table-cell office:value-type="float" office:value="0.259786476868" calcext:value-type="float">
            <text:p>0.2597864769</text:p>
          </table:table-cell>
          <table:table-cell office:value-type="float" office:value="0.227272727273" calcext:value-type="float">
            <text:p>0.227272727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65" calcext:value-type="float">
            <text:p>365</text:p>
          </table:table-cell>
          <table:table-cell office:value-type="float" office:value="32" calcext:value-type="float">
            <text:p>32</text:p>
          </table:table-cell>
          <table:table-cell office:value-type="float" office:value="0.0594121325829" calcext:value-type="float">
            <text:p>0.0594121326</text:p>
          </table:table-cell>
          <table:table-cell office:value-type="float" office:value="0.254794520548" calcext:value-type="float">
            <text:p>0.254794520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376" calcext:value-type="float">
            <text:p>376</text:p>
          </table:table-cell>
          <table:table-cell office:value-type="float" office:value="53" calcext:value-type="float">
            <text:p>53</text:p>
          </table:table-cell>
          <table:table-cell office:value-type="float" office:value="0.063051702396" calcext:value-type="float">
            <text:p>0.0630517024</text:p>
          </table:table-cell>
          <table:table-cell office:value-type="float" office:value="0.260638297872" calcext:value-type="float">
            <text:p>0.2606382979</text:p>
          </table:table-cell>
          <table:table-cell office:value-type="float" office:value="0.283018867925" calcext:value-type="float">
            <text:p>0.283018867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536130536131" calcext:value-type="float">
            <text:p>0.0536130536</text:p>
          </table:table-cell>
          <table:table-cell office:value-type="float" office:value="1" calcext:value-type="float">
            <text:p>1</text:p>
          </table:table-cell>
          <table:table-cell office:value-type="float" office:value="0.217391304348" calcext:value-type="float">
            <text:p>0.217391304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634920634921" calcext:value-type="float">
            <text:p>0.0634920635</text:p>
          </table:table-cell>
          <table:table-cell office:value-type="float" office:value="1" calcext:value-type="float">
            <text:p>1</text:p>
          </table:table-cell>
          <table:table-cell office:value-type="float" office:value="0.176470588235" calcext:value-type="float">
            <text:p>0.176470588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67" calcext:value-type="float">
            <text:p>267</text:p>
          </table:table-cell>
          <table:table-cell office:value-type="float" office:value="1599" calcext:value-type="float">
            <text:p>1599</text:p>
          </table:table-cell>
          <table:table-cell office:value-type="float" office:value="0.0569105691057" calcext:value-type="float">
            <text:p>0.0569105691</text:p>
          </table:table-cell>
          <table:table-cell office:value-type="float" office:value="0.228464419476" calcext:value-type="float">
            <text:p>0.2284644195</text:p>
          </table:table-cell>
          <table:table-cell office:value-type="float" office:value="0.303314571607" calcext:value-type="float">
            <text:p>0.303314571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762411347518" calcext:value-type="float">
            <text:p>0.076241134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729366602687" calcext:value-type="float">
            <text:p>0.0729366603</text:p>
          </table:table-cell>
          <table:table-cell office:value-type="float" office:value="1" calcext:value-type="float">
            <text:p>1</text:p>
          </table:table-cell>
          <table:table-cell office:value-type="float" office:value="0.189189189189" calcext:value-type="float">
            <text:p>0.1891891892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52" calcext:value-type="float">
            <text:p>252</text:p>
          </table:table-cell>
          <table:table-cell office:value-type="float" office:value="31" calcext:value-type="float">
            <text:p>31</text:p>
          </table:table-cell>
          <table:table-cell office:value-type="float" office:value="0.0796963946869" calcext:value-type="float">
            <text:p>0.0796963947</text:p>
          </table:table-cell>
          <table:table-cell office:value-type="float" office:value="0.261904761905" calcext:value-type="float">
            <text:p>0.2619047619</text:p>
          </table:table-cell>
          <table:table-cell office:value-type="float" office:value="0.225806451613" calcext:value-type="float">
            <text:p>0.225806451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709555345317" calcext:value-type="float">
            <text:p>0.0709555345</text:p>
          </table:table-cell>
          <table:table-cell office:value-type="float" office:value="1" calcext:value-type="float">
            <text:p>1</text:p>
          </table:table-cell>
          <table:table-cell office:value-type="float" office:value="0.176470588235" calcext:value-type="float">
            <text:p>0.176470588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64" calcext:value-type="float">
            <text:p>264</text:p>
          </table:table-cell>
          <table:table-cell office:value-type="float" office:value="39" calcext:value-type="float">
            <text:p>39</text:p>
          </table:table-cell>
          <table:table-cell office:value-type="float" office:value="0.0781563126253" calcext:value-type="float">
            <text:p>0.0781563126</text:p>
          </table:table-cell>
          <table:table-cell office:value-type="float" office:value="0.227272727273" calcext:value-type="float">
            <text:p>0.2272727273</text:p>
          </table:table-cell>
          <table:table-cell office:value-type="float" office:value="0.282051282051" calcext:value-type="float">
            <text:p>0.2820512821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664993726474" calcext:value-type="float">
            <text:p>0.066499372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office:value-type="float" office:value="0.0720838794233" calcext:value-type="float">
            <text:p>0.0720838794</text:p>
          </table:table-cell>
          <table:table-cell office:value-type="float" office:value="0.228486646884" calcext:value-type="float">
            <text:p>0.2284866469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6191369606" calcext:value-type="float">
            <text:p>0.0619136961</text:p>
          </table:table-cell>
          <table:table-cell office:value-type="float" office:value="1" calcext:value-type="float">
            <text:p>1</text:p>
          </table:table-cell>
          <table:table-cell office:value-type="float" office:value="0.189189189189" calcext:value-type="float">
            <text:p>0.189189189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0.0616352201258" calcext:value-type="float">
            <text:p>0.0616352201</text:p>
          </table:table-cell>
          <table:table-cell office:value-type="float" office:value="0.177777777778" calcext:value-type="float">
            <text:p>0.1777777778</text:p>
          </table:table-cell>
          <table:table-cell office:value-type="float" office:value="0.333333333333" calcext:value-type="float">
            <text:p>0.333333333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644152595372" calcext:value-type="float">
            <text:p>0.0644152595</text:p>
          </table:table-cell>
          <table:table-cell office:value-type="float" office:value="1" calcext:value-type="float">
            <text:p>1</text:p>
          </table:table-cell>
          <table:table-cell office:value-type="float" office:value="0.189189189189" calcext:value-type="float">
            <text:p>0.189189189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54" calcext:value-type="float">
            <text:p>554</text:p>
          </table:table-cell>
          <table:table-cell office:value-type="float" office:value="35" calcext:value-type="float">
            <text:p>35</text:p>
          </table:table-cell>
          <table:table-cell office:value-type="float" office:value="0.0739348370927" calcext:value-type="float">
            <text:p>0.0739348371</text:p>
          </table:table-cell>
          <table:table-cell office:value-type="float" office:value="0.234657039711" calcext:value-type="float">
            <text:p>0.2346570397</text:p>
          </table:table-cell>
          <table:table-cell office:value-type="float" office:value="0.314285714286" calcext:value-type="float">
            <text:p>0.3142857143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339" calcext:value-type="float">
            <text:p>339</text:p>
          </table:table-cell>
          <table:table-cell office:value-type="float" office:value="48" calcext:value-type="float">
            <text:p>48</text:p>
          </table:table-cell>
          <table:table-cell office:value-type="float" office:value="0.0696485623003" calcext:value-type="float">
            <text:p>0.0696485623</text:p>
          </table:table-cell>
          <table:table-cell office:value-type="float" office:value="0.215339233038" calcext:value-type="float">
            <text:p>0.215339233</text:p>
          </table:table-cell>
          <table:table-cell office:value-type="float" office:value="0.291666666667" calcext:value-type="float">
            <text:p>0.291666666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28" calcext:value-type="float">
            <text:p>428</text:p>
          </table:table-cell>
          <table:table-cell office:value-type="float" office:value="1595" calcext:value-type="float">
            <text:p>1595</text:p>
          </table:table-cell>
          <table:table-cell office:value-type="float" office:value="0.0588235294118" calcext:value-type="float">
            <text:p>0.0588235294</text:p>
          </table:table-cell>
          <table:table-cell office:value-type="float" office:value="0.266355140187" calcext:value-type="float">
            <text:p>0.2663551402</text:p>
          </table:table-cell>
          <table:table-cell office:value-type="float" office:value="0.307836990596" calcext:value-type="float">
            <text:p>0.307836990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.058527375708" calcext:value-type="float">
            <text:p>0.0585273757</text:p>
          </table:table-cell>
          <table:table-cell office:value-type="float" office:value="0.203791469194" calcext:value-type="float">
            <text:p>0.2037914692</text:p>
          </table:table-cell>
          <table:table-cell office:value-type="float" office:value="0.297297297297" calcext:value-type="float">
            <text:p>0.297297297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71" calcext:value-type="float">
            <text:p>271</text:p>
          </table:table-cell>
          <table:table-cell office:value-type="float" office:value="40" calcext:value-type="float">
            <text:p>40</text:p>
          </table:table-cell>
          <table:table-cell office:value-type="float" office:value="0.0625782227785" calcext:value-type="float">
            <text:p>0.0625782228</text:p>
          </table:table-cell>
          <table:table-cell office:value-type="float" office:value="0.232472324723" calcext:value-type="float">
            <text:p>0.232472324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26])" office:value-type="float" office:value="1413.6" calcext:value-type="float">
            <text:p>1413.6</text:p>
          </table:table-cell>
          <table:table-cell table:formula="of:=AVERAGE([.B2:.B26])" office:value-type="float" office:value="209.6" calcext:value-type="float">
            <text:p>209.6</text:p>
          </table:table-cell>
          <table:table-cell table:formula="of:=AVERAGE([.C2:.C26])" office:value-type="float" office:value="162.68" calcext:value-type="float">
            <text:p>162.68</text:p>
          </table:table-cell>
          <table:table-cell table:formula="of:=AVERAGE([.D2:.D26])" office:value-type="float" office:value="0.064599104830624" calcext:value-type="float">
            <text:p>0.0645991048</text:p>
          </table:table-cell>
          <table:table-cell table:formula="of:=AVERAGE([.E2:.E26])" office:value-type="float" office:value="0.51059739792432" calcext:value-type="float">
            <text:p>0.5105973979</text:p>
          </table:table-cell>
          <table:table-cell table:formula="of:=AVERAGE([.F2:.F26])" office:value-type="float" office:value="0.24656375781904" calcext:value-type="float">
            <text:p>0.2465637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08:49:00.805456997</dc:date>
    <meta:document-statistic meta:table-count="1" meta:cell-count="162" meta:object-count="0"/>
    <meta:generator>LibreOffice/4.2.7.2$Linux_X86_64 LibreOffice_project/420m0$Build-2</meta:generator>
  </office:meta>
</office:document-meta>
</file>